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100000001002BD2B34C.png"/>
  <manifest:file-entry manifest:media-type="image/png" manifest:full-path="Pictures/100002010000019000000190881906BF.png"/>
  <manifest:file-entry manifest:media-type="image/png" manifest:full-path="Pictures/100002010000010000000100AC1F4ABD.png"/>
  <manifest:file-entry manifest:media-type="image/png" manifest:full-path="Pictures/100002010000008000000080A13B3D4B.png"/>
  <manifest:file-entry manifest:media-type="image/png" manifest:full-path="Pictures/100002010000019000000103FAF14696.png"/>
  <manifest:file-entry manifest:media-type="image/png" manifest:full-path="Pictures/100002010000010000000100001692D3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33cm" svg:height="3.33cm" svg:x="8.636cm" svg:y="5.588cm">
          <draw:image xlink:href="Pictures/100002010000010000000100001692D3.png" xlink:type="simple" xlink:show="embed" xlink:actuate="onLoad">
            <text:p/>
          </draw:image>
        </draw:frame>
        <draw:frame draw:style-name="gr1" draw:text-style-name="P1" draw:layer="layout" svg:width="5.492cm" svg:height="3.556cm" svg:x="1.366cm" svg:y="6.604cm">
          <draw:image xlink:href="Pictures/100002010000019000000103FAF14696.png" xlink:type="simple" xlink:show="embed" xlink:actuate="onLoad">
            <text:p/>
          </draw:image>
        </draw:frame>
        <draw:frame draw:style-name="gr1" draw:text-style-name="P1" draw:layer="layout" svg:width="4.515cm" svg:height="4.515cm" svg:x="16.256cm" svg:y="14.986cm">
          <draw:image xlink:href="Pictures/100002010000008000000080A13B3D4B.png" xlink:type="simple" xlink:show="embed" xlink:actuate="onLoad">
            <text:p/>
          </draw:image>
        </draw:frame>
        <draw:frame draw:style-name="gr1" draw:text-style-name="P1" draw:layer="layout" svg:width="4.318cm" svg:height="4.318cm" svg:x="2.032cm" svg:y="15.748cm">
          <draw:image xlink:href="Pictures/100002010000019000000190881906BF.png" xlink:type="simple" xlink:show="embed" xlink:actuate="onLoad">
            <text:p/>
          </draw:image>
        </draw:frame>
        <draw:frame draw:style-name="gr1" draw:text-style-name="P1" draw:layer="layout" svg:width="3.556cm" svg:height="3.556cm" svg:x="6.096cm" svg:y="1.016cm">
          <draw:image xlink:href="Pictures/100002010000010000000100AC1F4ABD.png" xlink:type="simple" xlink:show="embed" xlink:actuate="onLoad">
            <text:p/>
          </draw:image>
        </draw:frame>
        <draw:frame draw:style-name="gr1" draw:text-style-name="P1" draw:layer="layout" svg:width="4.71cm" svg:height="4.71cm" svg:x="7.99cm" svg:y="12.7cm">
          <draw:image xlink:href="Pictures/1000020100000100000001002BD2B34C.png" xlink:type="simple" xlink:show="embed" xlink:actuate="onLoad">
            <text:p/>
          </draw:image>
        </draw:frame>
        <draw:line draw:style-name="gr2" draw:text-style-name="P1" draw:layer="layout" svg:x1="6.35cm" svg:y1="4.618cm" svg:x2="3.302cm" svg:y2="6.904cm">
          <text:p/>
        </draw:line>
        <draw:line draw:style-name="gr2" draw:text-style-name="P1" draw:layer="layout" svg:x1="5.842cm" svg:y1="8.128cm" svg:x2="9.398cm" svg:y2="7.62cm">
          <text:p/>
        </draw:line>
        <draw:line draw:style-name="gr2" draw:text-style-name="P1" draw:layer="layout" svg:x1="5.08cm" svg:y1="17.272cm" svg:x2="7.99cm" svg:y2="16.002cm">
          <text:p/>
        </draw:line>
        <draw:line draw:style-name="gr2" draw:text-style-name="P1" draw:layer="layout" svg:x1="10.922cm" svg:y1="13.208cm" svg:x2="5.08cm" svg:y2="10.16cm">
          <text:p/>
        </draw:line>
        <draw:frame draw:style-name="gr1" draw:text-style-name="P1" draw:layer="layout" svg:width="4.71cm" svg:height="4.71cm" svg:x="15.494cm" svg:y="8.382cm">
          <draw:image xlink:href="Pictures/1000020100000100000001002BD2B34C.png" xlink:type="simple" xlink:show="embed" xlink:actuate="onLoad">
            <text:p/>
          </draw:image>
        </draw:frame>
        <draw:line draw:style-name="gr2" draw:text-style-name="P1" draw:layer="layout" svg:x1="18.288cm" svg:y1="14.732cm" svg:x2="18.288cm" svg:y2="12.446cm">
          <text:p/>
        </draw:line>
        <draw:line draw:style-name="gr2" draw:text-style-name="P1" draw:layer="layout" svg:x1="14.732cm" svg:y1="10.922cm" svg:x2="6.604cm" svg:y2="9.806cm">
          <text:p/>
        </draw:line>
        <draw:frame draw:style-name="gr3" draw:layer="layout" svg:width="2.653cm" svg:height="0.962cm" svg:x="9.652cm" svg:y="2.848cm">
          <draw:text-box>
            <text:p>Internet</text:p>
          </draw:text-box>
        </draw:frame>
        <draw:frame draw:style-name="gr4" draw:layer="layout" svg:width="5.396cm" svg:height="3.81cm" svg:x="0.508cm" svg:y="9.96cm">
          <draw:text-box>
            <text:p>Servidor</text:p>
          </draw:text-box>
        </draw:frame>
        <draw:frame draw:style-name="gr3" draw:layer="layout" svg:width="3.355cm" svg:height="0.962cm" svg:x="6.096cm" svg:y="18.542cm">
          <draw:text-box>
            <text:p>Estudante</text:p>
          </draw:text-box>
        </draw:frame>
        <draw:frame draw:style-name="gr3" draw:layer="layout" svg:width="1.383cm" svg:height="0.962cm" svg:x="10.16cm" svg:y="17.018cm">
          <draw:text-box>
            <text:p>PC</text:p>
          </draw:text-box>
        </draw:frame>
        <draw:frame draw:style-name="gr3" draw:layer="layout" svg:width="1.383cm" svg:height="0.962cm" svg:x="18.796cm" svg:y="12.5cm">
          <draw:text-box>
            <text:p>PC</text:p>
          </draw:text-box>
        </draw:frame>
        <draw:frame draw:style-name="gr3" draw:layer="layout" svg:width="3.216cm" svg:height="0.962cm" svg:x="16.764cm" svg:y="19.866cm">
          <draw:text-box>
            <text:p>Professor</text:p>
          </draw:text-box>
        </draw:frame>
        <draw:frame draw:style-name="gr1" draw:text-style-name="P1" draw:layer="layout" svg:width="4.515cm" svg:height="4.515cm" svg:x="22.421cm" svg:y="15.158cm">
          <draw:image xlink:href="Pictures/100002010000008000000080A13B3D4B.png" xlink:type="simple" xlink:show="embed" xlink:actuate="onLoad">
            <text:p/>
          </draw:image>
        </draw:frame>
        <draw:frame draw:style-name="gr1" draw:text-style-name="P1" draw:layer="layout" svg:width="4.71cm" svg:height="4.71cm" svg:x="21.59cm" svg:y="6.858cm">
          <draw:image xlink:href="Pictures/1000020100000100000001002BD2B34C.png" xlink:type="simple" xlink:show="embed" xlink:actuate="onLoad">
            <text:p/>
          </draw:image>
        </draw:frame>
        <draw:line draw:style-name="gr2" draw:text-style-name="P1" draw:layer="layout" svg:x1="24.453cm" svg:y1="14.904cm" svg:x2="24.384cm" svg:y2="11.176cm">
          <text:p/>
        </draw:line>
        <draw:frame draw:style-name="gr3" draw:layer="layout" svg:width="1.383cm" svg:height="0.962cm" svg:x="24.961cm" svg:y="12.672cm">
          <draw:text-box>
            <text:p>PC</text:p>
          </draw:text-box>
        </draw:frame>
        <draw:frame draw:style-name="gr3" draw:layer="layout" svg:width="3.457cm" svg:height="0.962cm" svg:x="22.929cm" svg:y="20.038cm">
          <draw:text-box>
            <text:p>Financeiro</text:p>
          </draw:text-box>
        </draw:frame>
        <draw:line draw:style-name="gr2" draw:text-style-name="P1" draw:layer="layout" svg:x1="21.59cm" svg:y1="8.733cm" svg:x2="6.607cm" svg:y2="8.733cm">
          <text:p/>
        </draw:line>
        <draw:line draw:style-name="gr2" draw:text-style-name="P1" draw:layer="layout" svg:x1="10.923cm" svg:y1="13.208cm" svg:x2="5.081cm" svg:y2="10.16cm">
          <text:p/>
        </draw:line>
        <draw:line draw:style-name="gr2" draw:text-style-name="P1" draw:layer="layout" svg:x1="3.81cm" svg:y1="10.16cm" svg:x2="8.636cm" svg:y2="13.462cm">
          <text:p/>
        </draw:lin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dolfo Peixoto</meta:initial-creator>
    <meta:creation-date>2015-03-04T14:26:07</meta:creation-date>
    <meta:editing-duration>PT2M40S</meta:editing-duration>
    <meta:editing-cycles>2</meta:editing-cycles>
    <dc:date>2015-03-04T14:45:34</dc:date>
    <dc:creator>Rodolfo Peixoto</dc:creator>
    <meta:document-statistic meta:object-count="50"/>
    <meta:generator>OpenOffice/4.1.0$Linux OpenOffice.org_project/410m18$Build-9764</meta:generator>
  </office:meta>
</office:document-meta>
</file>